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59" style:family="table-cell" style:parent-style-name="Default">
      <style:text-properties style:use-window-font-color="true"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84" style:family="table-cell" style:parent-style-name="Default">
      <style:table-cell-properties fo:background-color="transparent"/>
      <style:text-properties fo:color="#2cee0e"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150" style:family="table-cell" style:parent-style-name="Default">
      <style:text-properties fo:color="#2cee0e"/>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9.0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8.365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table:style-name="ce108" office:value-type="string" calcext:value-type="string">
            <text:p>deform: to deform,deformed, {deformation}</text:p>
          </table:table-cell>
          <table:table-cell table:style-name="ce84"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23"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23"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23"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23"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table:style-name="ce59" office:value-type="string" calcext:value-type="string">
            <text:p>strength: yield strength, [ultimate strength]</text:p>
          </table:table-cell>
          <table:table-cell table:style-name="ce64" office:value-type="string" calcext:value-type="string">
            <text:p>مغلوبی مضبوطی، [اخیر مضبوطی]</text:p>
          </table:table-cell>
          <table:table-cell table:style-name="ce108" table:number-columns-repeated="62"/>
          <table:table-cell table:style-name="ce150"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3"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0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16T17:16:21.916826215</dc:date>
    <meta:editing-duration>P126DT2H27M28S</meta:editing-duration>
    <meta:editing-cycles>5966</meta:editing-cycles>
    <meta:generator>LibreOffice/7.3.7.2$Linux_X86_64 LibreOffice_project/30$Build-2</meta:generator>
    <meta:document-statistic meta:table-count="3" meta:cell-count="87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